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4f5" officeooo:paragraph-rsid="000614f5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052cb4" officeooo:paragraph-rsid="00052cb4"/>
    </style:style>
    <style:style style:name="P4" style:family="paragraph" style:parent-style-name="Text_20_body" style:list-style-name="L2">
      <style:text-properties officeooo:rsid="00052cb4" officeooo:paragraph-rsid="00052cb4"/>
    </style:style>
    <style:style style:name="P5" style:family="paragraph" style:parent-style-name="Text_20_body">
      <style:text-properties officeooo:rsid="000614f5" officeooo:paragraph-rsid="000614f5"/>
    </style:style>
    <style:style style:name="P6" style:family="paragraph" style:parent-style-name="Text_20_body" style:list-style-name="L3">
      <style:text-properties officeooo:rsid="000614f5" officeooo:paragraph-rsid="000614f5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/>
      <style:text-properties fo:font-size="24pt" fo:font-weight="bold" officeooo:rsid="000614f5" officeooo:paragraph-rsid="000614f5" style:font-size-asian="24pt" style:font-weight-asian="bold" style:font-size-complex="24pt" style:font-weight-complex="bold"/>
    </style:style>
    <style:style style:name="T1" style:family="text">
      <style:text-properties officeooo:rsid="000614f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lair Prediction Project</text:p>
      <text:p text:style-name="P3"/>
      <text:p text:style-name="P3">DATA QUALITY ASSESSMENT -</text:p>
      <text:p text:style-name="P3">Method – Missing values analysis, feature distribution, box-plot</text:p>
      <text:p text:style-name="P3">Justification – </text:p>
      <text:list xml:id="list1938577184" text:style-name="L2">
        <text:list-item>
          <text:p text:style-name="P4">Missing values if not substituted correctly could create problems later in the model</text:p>
        </text:list-item>
        <text:list-item>
          <text:p text:style-name="P4">feature distribution analysis was important as some flairs which have very low representations need not be considered in model training as they won’t affect the accuracy much</text:p>
        </text:list-item>
        <text:list-item>
          <text:p text:style-name="P4">box-plot gave us a idea of how score is distributed in various flairs and if its a good feature for classification.</text:p>
        </text:list-item>
      </text:list>
      <text:p text:style-name="P3"/>
      <text:p text:style-name="P3">FEATURE ENGINEERING - </text:p>
      <text:p text:style-name="P3">Method – <text:span text:style-name="T1">scaling</text:span></text:p>
      <text:p text:style-name="P5">Justification - </text:p>
      <text:list xml:id="list2408896335" text:style-name="L3">
        <text:list-item>
          <text:p text:style-name="P6">Scaling was necessary as data varied in very different ranges and needed to be in the same domain for efficient model training</text:p>
        </text:list-item>
      </text:list>
      <text:p text:style-name="Standard"/>
      <text:p text:style-name="P1">ALGORITHM -</text:p>
      <text:p text:style-name="P1"/>
      <text:p text:style-name="P1">Model – RandomForestClassifier</text:p>
      <text:p text:style-name="P1"/>
      <text:p text:style-name="P1">Justification – I choose random forest classifier as it has a combination many different decision trees and is therefore somewhat resistant to outliers. Also it is fairly fast to train.</text:p>
      <text:p text:style-name="P1"/>
      <text:p text:style-name="P1">FRAMEWORK - </text:p>
      <text:p text:style-name="P1"/>
      <text:p text:style-name="P1">Notebook – I used jupyter notebook on my local computer</text:p>
      <text:p text:style-name="P1"/>
      <text:p text:style-name="P1">Justification – I wanted to do my work offline on a local system as I find it easier to manage libraries and files easily</text:p>
      <text:p text:style-name="P1"/>
      <text:p text:style-name="P1">MODEL PERFORMANCE - </text:p>
      <text:p text:style-name="P1"/>
      <text:p text:style-name="P1">Indicator – Accuracy</text:p>
      <text:p text:style-name="P1"/>
      <text:p text:style-name="P1">Justification – As I am doing supervised learning classification, Accuracy seems to be the best performance indicator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1T20:52:59.498377004</meta:creation-date>
    <meta:generator>LibreOffice/6.3.5.2$Linux_X86_64 LibreOffice_project/30$Build-2</meta:generator>
    <dc:date>2020-06-03T14:51:10.737899358</dc:date>
    <meta:editing-duration>PT4H9M16S</meta:editing-duration>
    <meta:editing-cycles>2</meta:editing-cycles>
    <meta:document-statistic meta:table-count="0" meta:image-count="0" meta:object-count="0" meta:page-count="1" meta:paragraph-count="20" meta:word-count="197" meta:character-count="1259" meta:non-whitespace-character-count="1071"/>
  </office:meta>
</office:document-meta>
</file>